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Exercice requêtes SPARQL</text:span></text:p>
      <text:p text:style-name="Standard"/>
      <text:p text:style-name="Standard"/>
      <text:p text:style-name="Standard">1. Les présidents de la 5e République</text:p>
      <text:p text:style-name="Standard"/>
      <text:p text:style-name="P1">SELECT DISTINCT ?president ?presidentLabel ?start WHERE</text:p>
      <text:p text:style-name="P1">{</text:p>
      <text:p text:style-name="P1">?president wdt:P31 wd:Q5 ;</text:p>
      <text:p text:style-name="P1"><text:s text:c="6"/>p:P39 ?position_statement .</text:p>
      <text:p text:style-name="P1">?position_statement ps:P39 ?position ;</text:p>
      <text:p text:style-name="P1"><text:s text:c="20"/>pq:P580 ?start FILTER (?start &gt;= "1958-10-01T00:00:00Z"^^xsd:dateTime) .</text:p>
      <text:p text:style-name="P1">?position wdt:P279* wd:Q191954 .</text:p>
      <text:p text:style-name="P1">SERVICE wikibase:label { bd:serviceParam wikibase:language "[AUTO_LANGUAGE],en". }</text:p>
      <text:p text:style-name="P1">}ORDER BY ?start</text:p>
      <text:p text:style-name="Standard"/>
      <text:p text:style-name="Standard">2. Tous les chefs d'état de France</text:p>
      <text:p text:style-name="Standard"/>
      <text:p text:style-name="P1">select distinct ?x ?xLabel</text:p>
      <text:p text:style-name="P1">where</text:p>
      <text:p text:style-name="P1">{</text:p>
      <text:p text:style-name="P1"><text:s text:c="4"/>?x wdt:P39 wd:Q191954;</text:p>
      <text:p text:style-name="P1"><text:s text:c="9"/>wdt:P31 wd:Q5.</text:p>
      <text:p text:style-name="P1"><text:s text:c="4"/>service wikibase:label {bd:serviceParam wikibase:language "[AUTO_LANGUAGE],en".}</text:p>
      <text:p text:style-name="P1">}</text:p>
      <text:p text:style-name="P1"/>
      <text:p text:style-name="Standard">3. Tous les rois de France</text:p>
      <text:p text:style-name="Standard"/>
      <text:p text:style-name="P2">SELECT distinct ?item ?itemLabel</text:p>
      <text:p text:style-name="P2">WHERE</text:p>
      <text:p text:style-name="P2">{</text:p>
      <text:p text:style-name="P2"><text:s text:c="2"/>{?item wdt:P39 wd:Q18384454.}</text:p>
      <text:p text:style-name="P2">union</text:p>
      <text:p text:style-name="P2"><text:s text:c="2"/>{?item wdt:P39 wd:Q3439798.}</text:p>
      <text:p text:style-name="P2">union</text:p>
      <text:p text:style-name="P2"><text:s text:c="2"/>{?item wdt:P39 wd:Q3439814.}</text:p>
      <text:p text:style-name="P2">SERVICE wikibase:label { bd:serviceParam wikibase:language "[AUTO_LANGUAGE],en". }</text:p>
      <text:p text:style-name="P2">}</text:p>
      <text:p text:style-name="Standard"/>
      <text:p text:style-name="Standard">4. Tous les empereurs de France</text:p>
      <text:p text:style-name="Standard"/>
      <text:p text:style-name="P1">SELECT ?emperor ?emperorLabel</text:p>
      <text:p text:style-name="P1">WHERE {</text:p>
      <text:p text:style-name="P1"><text:s text:c="2"/>?emperor wdt:P39 wd:Q5373953.</text:p>
      <text:p text:style-name="P1"><text:s text:c="2"/></text:p>
      <text:p text:style-name="P1"><text:s text:c="2"/>SERVICE wikibase:label { bd:serviceParam wikibase:language "[AUTO_LANGUAGE],en". 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6S</meta:editing-duration>
    <meta:editing-cycles>20</meta:editing-cycles>
    <meta:generator>OpenOffice/4.1.6$Win32 OpenOffice.org_project/416m1$Build-9790</meta:generator>
    <dc:date>2023-11-23T19:45:19.67</dc:date>
    <meta:document-statistic meta:table-count="0" meta:image-count="0" meta:object-count="0" meta:page-count="1" meta:paragraph-count="37" meta:word-count="126" meta:character-count="1069"/>
    <meta:user-defined meta:name="Info 1"/>
    <meta:user-defined meta:name="Info 2"/>
    <meta:user-defined meta:name="Info 3"/>
    <meta:user-defined meta:name="Info 4"/>
  </office:meta>
</office:document-meta>
</file>